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font-name="Times New Roman1" style:text-underline-style="solid" style:text-underline-width="auto" style:text-underline-color="font-color"/>
    </style:style>
    <style:style style:name="T8" style:family="text">
      <style:text-properties style:text-position="0% 100%" style:font-name="Times New Roman" style:text-underline-style="solid" style:text-underline-width="auto" style:text-underline-color="font-color"/>
    </style:style>
    <style:style style:name="T9" style:family="text">
      <style:text-properties style:text-position="0% 100%" style:font-name="Times New Roman" style:text-underline-style="none"/>
    </style:style>
    <style:style style:name="T10" style:family="text">
      <style:text-properties style:text-line-through-style="solid" style:text-position="0% 100%" style:text-underline-style="none"/>
    </style:style>
    <style:style style:name="T11" style:family="text">
      <style:text-properties style:text-line-through-style="solid" style:text-position="0% 100%" style:font-name="Times New Roman" style:text-underline-style="none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N. Carvalh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17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Part of pages 2/3 are missing. <text:s/>The bottom 2/3 of the page appears to have been cut off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Envelope]</text:p>
      <text:p text:style-name="P2">Prof. S. N. CARVALHO'S/</text:p>
      <text:p text:style-name="P2">NEW PATENT/</text:p>
      <text:p text:style-name="P2">STEAM SUPER-HEATING/</text:p>
      <text:p text:style-name="P2">BY/</text:p>
      <text:p text:style-name="P2">Hot Water Circulation Under Pressure./</text:p>
      <text:p text:style-name="P2">Grand Medal of Excellence Awarded, American Institute 1878./</text:p>
      <text:p text:style-name="P2">Office, 107 Liberty Street./</text:p>
      <text:p text:style-name="P2"><text:tab/>NEW YORK CITY./</text:p>
      <text:p text:style-name="P3">Rev<text:span text:style-name="T1">d</text:span><text:span text:style-name="T4"> D</text:span><text:span text:style-name="T1">r</text:span><text:span text:style-name="T4"> Sabato Morais/</text:span></text:p>
      <text:p text:style-name="P6">Minister Synagogue Shareth Israel/</text:p>
      <text:p text:style-name="P6">Synagogue Buildings/</text:p>
      <text:p text:style-name="P6">Seventh St/</text:p>
      <text:p text:style-name="P6">Philadelphia-/</text:p>
      <text:p text:style-name="P6"/>
      <text:p text:style-name="P7">[Page 1]</text:p>
      <text:p text:style-name="P6">No 81 Mt Hope Place 17 Dec 1891/</text:p>
      <text:p text:style-name="P2"><text:span text:style-name="T4">My dear Doctor--you may suppose that I must/ have some unexplained motive in writing such/ a long letter--but all I have written in these/ pages were not elaborated or treated in my/ earlier pages--as new </text:span><text:soft-page-break/><text:span text:style-name="T4">subjects many not/ yet noted in these pages/</text:span></text:p>
      <text:p text:style-name="P2"><text:span text:style-name="T4"><text:tab/>I desire that you will give me permission/ to inscribe to you the fruit of my labors.-/ until I had put you in possession with my/ lateral view, which might not be "</text:span><text:span text:style-name="T5">Entapport</text:span><text:span text:style-name="T6">"/ with yours would not have been doing/ you "Justice." <text:s/>Nothing not </text:span><text:span text:style-name="T5">strictly scientific</text:span><text:span text:style-name="T6">,/ or as in the shape of future science will </text:span><text:span text:style-name="T5">be admitted</text:span><text:span text:style-name="T6">/ that you will object to--/</text:span></text:p>
      <text:p text:style-name="P2"><text:span text:style-name="T6"><text:tab/>Its object to society I think highly important,/ I should like to </text:span><text:span text:style-name="T5">specially dedicated</text:span><text:span text:style-name="T6">. <text:s/>My literal/ </text:span><text:span text:style-name="T5">objections</text:span><text:span text:style-name="T6"> to the </text:span><text:span text:style-name="T5">revered Genesis</text:span><text:span text:style-name="T6"> cap I. V. I. 2 of KJ LXX version/ To "</text:span><text:span text:style-name="T5">the Christian ministers of the world</text:span><text:span text:style-name="T6">"--so as that they shall/ realize the the[sic!] incongruities there to be found./</text:span></text:p>
      <text:p text:style-name="P2"><text:span text:style-name="T6">I desire to have my book say of 500 pages published./ <text:s/>If the Jewish Publication Society will </text:span><text:span text:style-name="T5">publish</text:span><text:span text:style-name="T6"> it/ I will give them the "</text:span><text:span text:style-name="T5">first</text:span><text:span text:style-name="T6"> chance." <text:s/>I know of no/ reason why they should not.--/</text:span></text:p>
      <text:p text:style-name="P2"><text:span text:style-name="T6"><text:tab/>Intend if </text:span><text:span text:style-name="T10">case</text:span><text:span text:style-name="T6"> you should do me the honor/ to permit the "</text:span><text:span text:style-name="T5">Inscription</text:span><text:span text:style-name="T6">"--I can give myself good/ reasons for requesting the permission./</text:span></text:p>
      <text:p text:style-name="P2"><text:span text:style-name="T6">I desire in </text:span><text:span text:style-name="T5">that case</text:span><text:span text:style-name="T6"> to appropriate after the </text:span><text:span text:style-name="T5">costs</text:span><text:span text:style-name="T6">/ of publication have been </text:span><text:span text:style-name="T5">deducted</text:span><text:span text:style-name="T6">--to employ/ the </text:span><text:span text:style-name="T5">nett profits</text:span><text:span text:style-name="T6"> in this </text:span><text:span text:style-name="T5">way</text:span><text:span text:style-name="T6">--I shall appropriate/</text:span></text:p>
      <text:p text:style-name="P8"/>
      <text:p text:style-name="P8">[Note: The following is written sideways in the left margin, near the top of the page.]</text:p>
      <text:p text:style-name="P8">I wrote most of this in December but you/ were so ill I would not send it until you/ had recovered. <text:s/>Excuse--but my cold has effected my eyesight/</text:p>
      <text:p text:style-name="P8"/>
      <text:p text:style-name="P8">[Page 2]</text:p>
      <text:p text:style-name="P2"><text:span text:style-name="T6">the nett proceeds for the three </text:span><text:span text:style-name="T5">successive</text:span><text:span text:style-name="T6">/ years in this manner the financial/ business to be conducted by the "</text:span><text:span text:style-name="T5">Jewish</text:span><text:span text:style-name="T6">/ </text:span><text:span text:style-name="T5">Publication Society</text:span><text:span text:style-name="T6">"--if thought advisable./</text:span></text:p>
      <text:p text:style-name="P2"><text:span text:style-name="T6">One fourth the </text:span><text:span text:style-name="T5">nett profit</text:span><text:span text:style-name="T6"> to be paid/ in such manner as may be agreed upon,/ to the "</text:span><text:span text:style-name="T5">Jewish Theological Seminary</text:span><text:span text:style-name="T6">,/ as a yearly donation whether it may/ one hundred Dollars, or one </text:span><text:span text:style-name="T5">hundred Thousand</text:span><text:span text:style-name="T6">/ dollars! annually, for three years, at the/ end of that time the income to adver to my/ heirs and assigns [...]/</text:span></text:p>
      <text:p text:style-name="P8"/>
      <text:p text:style-name="P8">[Page 3]</text:p>
      <text:p text:style-name="P2"><text:span text:style-name="T6">materials for producing Heat &amp; Cold/ food for </text:span><text:span text:style-name="T5">animals and</text:span><text:span text:style-name="T6"> plants &amp;c &amp;c---/ <text:s/>I have demonstrated by analysis &amp; synthesis that Prof/ Grove of London Hypothesis given to the public some fifty years/ ago--endorsed by many great scientists [?] made/ him alright/</text:span></text:p>
      <text:p text:style-name="P2"><text:span text:style-name="T6"><text:tab/>This Hypotesis sally forth that Heat Light electricity/ magnetism--chemical affinity were all manifestations/ of the same force and resolvable into </text:span><text:span text:style-name="T5">each other</text:span><text:span text:style-name="T6">!/ <text:s/>I have proved it on the great alembic of nature, and/ the origin is the [?]."--This shows how/ [...] informed his theoretical work--[...] same manner--than [...]/</text:span></text:p>
      <text:p text:style-name="P8"/>
      <text:p text:style-name="P8">[Page 4]</text:p>
      <text:p text:style-name="P8">and in man also we find a gradual ascent from/ the lowest who disregards every thing, spiritual/ to the noblest of his kind who lives con-/-formably in the destiny which the creator has/ placed before him./</text:p>
      <text:p text:style-name="P8"><text:tab/>If now on these four divisions of beings/ there exerts a gradual progression from the lowest/ to the best; we may naturally conclude that the/ earth itself is subject to the same law--and present/ a gradual progression from the lowest to the highest in/ value--we therefore read Deut XI.12 at and that/ the Lord thy God careth for the eyes of the low are/ always upon it--from the beginning of the year to the/ end of the year--&amp;c. &amp;c./</text:p>
      <text:p text:style-name="P2"><text:span text:style-name="T6"><text:tab/>I have adapted the work of the Six days of/ creation to a cubically scientific arrang</text:span><text:span text:style-name="T2">t</text:span><text:span text:style-name="T6"> and/ the result is--is that the </text:span><text:span text:style-name="T5">sacred</text:span><text:span text:style-name="T6"> writer=becomes under my/ hand the Father of Science--altho throughout the/ whole treatise--He is </text:span><text:span text:style-name="T5">not to</text:span><text:span text:style-name="T6"> be seen"--He simply/ says--God wills and it is done.--/</text:span></text:p>
      <text:p text:style-name="P2"><text:span text:style-name="T6"><text:tab/>In order scientifically to adopt the several kingdom of the/ world to Genesis I must have some authority I have/ found the authority--but it is entire </text:span><text:span text:style-name="T5">novel</text:span><text:span text:style-name="T6"> with </text:span><text:span text:style-name="T5">me</text:span><text:span text:style-name="T6">. <text:s/>I have/ never seen Genesis I.I.--</text:span><text:soft-page-break/><text:span text:style-name="T6">containing the four primordials/ The Solar System including Sun Moon and Stars.--/ The Five Kingdoms of the World--The Tidural--The/ Aural--The Mineral-Animal and Vegetable,--/</text:span></text:p>
      <text:p text:style-name="P8"/>
      <text:p text:style-name="P8">[Page 5]</text:p>
      <text:p text:style-name="P8">[Hebrew]/</text:p>
      <text:p text:style-name="P2"><text:span text:style-name="T6"><text:tab/></text:span><text:span text:style-name="T5">Without</text:span><text:span text:style-name="T6"> the use of "</text:span><text:span text:style-name="T5">Rabbinical Dialectics</text:span><text:span text:style-name="T6">."/ <text:s/>It is impossible to give an intelligent, translation or/ interpretation, to Gen 1.1. or, any other passage of the/ Holy Scriptures--in which abbreviations are used. <text:s/>I have therefore prepared a "</text:span><text:span text:style-name="T5">Rule</text:span><text:span text:style-name="T6">."/ for the above, and utilizing some well known scientific/ facts; as its basis; that those on the very threshold,/ If they are prejudiced; or have not </text:span><text:span text:style-name="T5">learned</text:span><text:span text:style-name="T6">--they/ may put "the book down"--and </text:span><text:span text:style-name="T5">go no farther</text:span><text:span text:style-name="T6"> than to/ read my invitation" on title page and take up another/ author."/</text:span></text:p>
      <text:p text:style-name="P2"><text:span text:style-name="T6"><text:tab/>As [Hebrew] </text:span><text:span text:style-name="T5">Ruach</text:span><text:span text:style-name="T6">, atmosphric[sic!] air, [Hebrew] </text:span><text:span text:style-name="T5">ch</text:span><text:span text:style-name="T7">è</text:span><text:span text:style-name="T8">m</text:span><text:span text:style-name="T7">á</text:span><text:span text:style-name="T8"> Heat</text:span><text:span text:style-name="T9">,/ or the principle of calorie, </text:span><text:span text:style-name="T8">must be</text:span><text:span text:style-name="T9"> contemporaneously/ present, in the "</text:span><text:span text:style-name="T8">Infinite space" or expanse</text:span><text:span text:style-name="T9">," in order/ that, the "</text:span><text:span text:style-name="T8">rays of Light</text:span><text:span text:style-name="T9">" from </text:span><text:span text:style-name="T8">the Sun</text:span><text:span text:style-name="T9">," </text:span><text:span text:style-name="T8">the "material soul"</text:span><text:span text:style-name="T9">/ of the </text:span><text:span text:style-name="T8">universe</text:span><text:span text:style-name="T9">", might become visible to human/ sight,--/</text:span></text:p>
      <text:p text:style-name="P2"><text:span text:style-name="T9"><text:tab/>So, is it </text:span><text:span text:style-name="T8">indispensable</text:span><text:span text:style-name="T9">, that to correctly/ understand, and comprehend the </text:span><text:span text:style-name="T8">higher</text:span><text:span text:style-name="T9">", "</text:span><text:span text:style-name="T8">Real meaning</text:span><text:span text:style-name="T9">/ of the "remarkable words and Sentences" Inspired/ by the "</text:span><text:span text:style-name="T8">Only One Infinite Spiritual Soul of the Universe</text:span><text:span text:style-name="T9">/ to the sacred "</text:span><text:span text:style-name="T8">Writer" Moses</text:span><text:span text:style-name="T9">." the worthy recipient/ of those "communications.",--that </text:span><text:span text:style-name="T8">they</text:span><text:span text:style-name="T9"> should be/ interpreted </text:span><text:span text:style-name="T8">through</text:span><text:span text:style-name="T9"> the "</text:span><text:span text:style-name="T8">Learned Men</text:span><text:span text:style-name="T9">," </text:span><text:span text:style-name="T8">his approved</text:span><text:span text:style-name="T9">/</text:span></text:p>
      <text:p text:style-name="P9"/>
      <text:p text:style-name="P9">[Page 6]</text:p>
      <text:p text:style-name="P2"><text:span text:style-name="T9">companions, during the eventful journey </text:span><text:span text:style-name="T11">from</text:span><text:span text:style-name="T9">/ from the Land of bondage, which resulted/ in the emancipation of a million and a half/ of Innocent men, women and children/ led by the Sacred Writer and others bearing aloft/ Banners inscribed with the words--Civil/ and religious Liberty, the boon of God/ to man the first advance towards the civilization/ of the world./</text:span></text:p>
      <text:p text:style-name="P2"><text:span text:style-name="T9"><text:tab/>I </text:span><text:span text:style-name="T11">have</text:span><text:span text:style-name="T9"> now give the authority/ but I will have to curtail--I have all the Laws/ written down In the book. <text:s/>I refer to the interpretation/ of Gen. 1.1./</text:span></text:p>
      <text:p text:style-name="P9"><text:tab/>Moses uses the: [Hebrew]--in the Decalogue/ Adonai adds "[Hebrew]"--and "[Hebrew]." <text:s/>Moses in/ Genesis II. <text:s/>"[Hebrew]"/</text:p>
      <text:p text:style-name="P9">Through the [Hebrew] Lord of Hosts--and this/ name by the Prophets serves to represent all the/ various agents--angels and powers that govern the/ earth and its products. <text:s/>Called Her Works.--PSC III.21/ The Hosts of the High One, The Sun Moon and Stars./ <text:s/>This a spoken of those material and mechanical/ agent that govern the earth--The Eternal calls himself/ [Hebrew] and also [Hebrew] never changes the [Hebrew]--[Hebrew] is not/ conferred to man!--but is any thing animate or inanimate/</text:p>
      <text:p text:style-name="P9"/>
      <text:p text:style-name="P9">[Page 7]</text:p>
      <text:p text:style-name="P2"><text:span text:style-name="T9">I also give in my </text:span><text:span text:style-name="T8">appendices</text:span><text:span text:style-name="T9"> </text:span><text:span text:style-name="T8">very valuable</text:span><text:span text:style-name="T9"> and the latest research/ of eminent amount--and modern Profane working/ authors corroborating the facts and science of nature/ as demonstrated in the "Geology and floratile deposits/ of the Ocean rivers &amp;c as well as the teachings of </text:span><text:span text:style-name="T8">Inductive</text:span><text:span text:style-name="T9">/ Philosophy of Lord Bacon on the </text:span><text:span text:style-name="T8">veracity of the</text:span><text:span text:style-name="T9"> pentateuch and it has been left for </text:span><text:span text:style-name="T8">me</text:span><text:span text:style-name="T9"> to discover/ Vers 9 of XCV, Ps forward: [Hebrew]--Verily/ He hath established the </text:span><text:span text:style-name="T8">unalterable</text:span><text:span text:style-name="T9"> order of the universe--/ The LXX King James and Revised Ed. give--He hath established the earth/ that </text:span><text:span text:style-name="T8">shall never be moved</text:span><text:span text:style-name="T9"> this is the very essence/ of Ptolomaic Astronomy--Lord Bacon studied Aristotle/ and I believe that from the sentiments of Aristotle that he was a </text:span><text:span text:style-name="T8">Hebrew</text:span><text:span text:style-name="T9">/ Scholar--and he got the Translation from the </text:span><text:span text:style-name="T8">hebrew</text:span><text:span text:style-name="T9">./</text:span></text:p>
      <text:p text:style-name="P2"><text:span text:style-name="T9"><text:tab/>My sight is very bad </text:span><text:span text:style-name="T8">today</text:span><text:span text:style-name="T9"> and I cannot write more./</text:span></text:p>
      <text:p text:style-name="P2"><text:span text:style-name="T9">I also review "the works" of the late Prof </text:span><text:span text:style-name="T8">Draper</text:span><text:span text:style-name="T9"> on his Conflict between Genesis &amp; Science./</text:span></text:p>
      <text:p text:style-name="P9">Prof Mitchell of Phil/ </text:p>
      <text:p text:style-name="P9">Prof Dawson of Montreal./</text:p>
      <text:p text:style-name="P9">Culeman of "Sun, Stand thou Still." Joshua. x/</text:p>
      <text:p text:style-name="P9"><text:soft-page-break/>" PsxCV i--GenVIII-22.-/</text:p>
      <text:p text:style-name="P9">Anatole the "Jew the Martyr of history/</text:p>
      <text:p text:style-name="P9">"On Moses."--/</text:p>
      <text:p text:style-name="P9">S N Carvalho/</text:p>
      <text:p text:style-name="P9">12 Feb 1892/</text:p>
      <text:p text:style-name="P9"/>
      <text:p text:style-name="P9">[Page 8]</text:p>
      <text:p text:style-name="P2"><text:span text:style-name="T9">that assembles or meet together--and it/ is also the duty--or time itself of such attendance/ <text:s/>It is the Host or powers of the Aerial Kingdom/ with the Sun Moon or Stars--included or/ </text:span><text:span text:style-name="T8">excluded</text:span><text:span text:style-name="T9">--according to the context.--/</text:span></text:p>
      <text:p text:style-name="P2"><text:span text:style-name="T9">So in Gen II.1 Thus were the heaven and the/ earth finished and all </text:span><text:span text:style-name="T8">thine Host</text:span><text:span text:style-name="T9"> of agents/ powers--and effects on them. <text:s/>Vey Eth Col ashere/ Bam--Exodus Decalogue. <text:s/>The very essential Substance/ of the Heavens--The very essential Substance of the earth/ the very essential Substance of the Sea--and the/ </text:span><text:span text:style-name="T8">very</text:span><text:span text:style-name="T9"> essential Substance of all things contained/ in all of them."--/</text:span></text:p>
      <text:p text:style-name="P9"><text:tab/>We here find the very name with the ninth/ attribute the Eternal Omnipotent Only Creator of/ the universe and all it contains all the powers/ of agents angels and their functions,/ we have every reason to suppose that after making/ the Instrument of Light--and the Light itself He is/ mighty and strong in power--He proportioneth/ the quantity of Light and the Strength of the expansion/ and so settled the different quantities of Heat &amp; Cold--/ and all consequences on the bodies of animals and plants./ <text:s/>-The Authorities can be elaborated so as that in/ Gen 1.1-all created things but man were in Existence./ <text:span text:style-name="T12">animals and vegetables</text:span> (gigantic Behemoths and [?] so/ produce Carbonic acid and oxygen gases that the/ coal formations might be formed--and animals &amp; <text:span text:style-name="T12">vegables[sic!] exist</text:span>./</text:p>
      <text:p text:style-name="P9"/>
      <text:p text:style-name="P9">[Note: The following is written sideways in the left margin of the page.]<text:line-break/>I show by citations that "<text:span text:style-name="T12">Blanwelle</text:span><text:span text:style-name="T3">s</text:span>" <text:span text:style-name="T12">Science</text:span> of <text:span text:style-name="T12">organization</text:span> a valuable book/ written <text:span text:style-name="T12">in 1847</text:span>. <text:s/><text:span text:style-name="T12">Its basis</text:span> is from a Sermon I heard Delivered by Rabbi Abraham Rice/ of Balt. M<text:span text:style-name="T1">d</text:span>. in 1842 published in Occident No. 1. of Mr Leeser. <text:s/>I adapt the six natural/ kingdoms of the world and apply them to illustrate my book so that science was/ the very basis of <text:span text:style-name="T12">Moses book</text:span>.--and he--the Father of Science and the first teacher/</text:p>
      <text:p text:style-name="P9"/>
      <text:p text:style-name="P9">[Page 9]</text:p>
      <text:p text:style-name="P9">I have also by analysis &amp; synthesis proved/ that the Submergence of the Earth was caused/ by the abstraction of Heat from the/ Ruach Elohim--when the atmosphere being/ no longer capable of supporting 2/5 clouds 2/3<text:span text:style-name="T1">rd</text:span>,/ they collapsed into rain and covered the dry lang[sic!]/ <text:s/>I show also that when on Day 3<text:span text:style-name="T1">rd</text:span> God Said/ there shall be Light, and light was--/ The abstraction of <text:span text:style-name="T12">Heat</text:span> or caloric from the air/ caused the Earth to be overwhelmed. <text:s/>Then the/ Student would not be wrong if he thought--that as/ Heat caused the Earth to collapse--that it would/ be restored also by Heat--but God gave the command/ for Light and Light-was--But at this time it had never/ been proved that Light &amp; heat proceeded from the Same/ but this Synthesis demonstrated Mr or Sir W Groves/ Hypothesis that Heat Light Electricity chemical affinity/ and magnetism are all manifestations of the same/ substance--and all resolvable into the same substance/--Sir W Grove was knighted for the Hypothesis/ but I demonstrated the truth of it.--/ All this is Shown Scientifically--/ with lots of other interesting items,/ I might give an introductory lecture/ if could be arranged,--yours &amp;c SN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4:56:56.03</meta:creation-date>
    <dc:date>2011-11-30T11:34:30.73</dc:date>
    <dc:creator>Penn Libraries</dc:creator>
    <meta:editing-duration>PT00H36M5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125" meta:word-count="2070" meta:character-count="12233"/>
  </office:meta>
</office:document-meta>
</file>